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5e1ec" officeooo:paragraph-rsid="0015e1ec"/>
    </style:style>
    <style:style style:name="P2" style:family="paragraph" style:parent-style-name="Text_20_body">
      <style:text-properties officeooo:rsid="0015e1ec" officeooo:paragraph-rsid="00196e47"/>
    </style:style>
    <style:style style:name="P3" style:family="paragraph" style:parent-style-name="Text_20_body">
      <style:text-properties officeooo:rsid="00196e47" officeooo:paragraph-rsid="0021b00a"/>
    </style:style>
    <style:style style:name="P4" style:family="paragraph" style:parent-style-name="Text_20_body">
      <style:text-properties officeooo:rsid="0021b00a" officeooo:paragraph-rsid="0021b00a"/>
    </style:style>
    <style:style style:name="P5" style:family="paragraph" style:parent-style-name="Text_20_body">
      <style:text-properties officeooo:rsid="0021b00a" officeooo:paragraph-rsid="00239f00"/>
    </style:style>
    <style:style style:name="P6" style:family="paragraph" style:parent-style-name="Text_20_body">
      <style:text-properties officeooo:rsid="0023c643" officeooo:paragraph-rsid="0023c643"/>
    </style:style>
    <style:style style:name="P7" style:family="paragraph" style:parent-style-name="Text_20_body">
      <style:text-properties officeooo:rsid="00284336" officeooo:paragraph-rsid="0029eff0"/>
    </style:style>
    <style:style style:name="P8" style:family="paragraph" style:parent-style-name="Text_20_body">
      <style:text-properties officeooo:rsid="002bc5bc" officeooo:paragraph-rsid="002bc5bc"/>
    </style:style>
    <style:style style:name="P9" style:family="paragraph" style:parent-style-name="Text_20_body">
      <style:paragraph-properties fo:text-align="start" style:justify-single-word="false"/>
      <style:text-properties officeooo:rsid="002bc5bc" officeooo:paragraph-rsid="002bc5bc"/>
    </style:style>
    <style:style style:name="P10" style:family="paragraph" style:parent-style-name="Text_20_body">
      <style:text-properties officeooo:rsid="002e3f89" officeooo:paragraph-rsid="002eddfa"/>
    </style:style>
    <style:style style:name="P11" style:family="paragraph" style:parent-style-name="Text_20_body">
      <style:text-properties officeooo:rsid="00375fac" officeooo:paragraph-rsid="00396bca"/>
    </style:style>
    <style:style style:name="P12" style:family="paragraph" style:parent-style-name="Title">
      <style:text-properties officeooo:paragraph-rsid="00167f06"/>
    </style:style>
    <style:style style:name="P13" style:family="paragraph" style:parent-style-name="Text_20_body" style:list-style-name="L1">
      <style:text-properties officeooo:rsid="002bc5bc" officeooo:paragraph-rsid="002bc5bc"/>
    </style:style>
    <style:style style:name="P14" style:family="paragraph" style:parent-style-name="Text_20_body">
      <style:text-properties officeooo:rsid="00375fac" officeooo:paragraph-rsid="00396bca"/>
    </style:style>
    <style:style style:name="P15" style:family="paragraph" style:parent-style-name="Text_20_body">
      <style:text-properties officeooo:rsid="0042f77a" officeooo:paragraph-rsid="0042f77a"/>
    </style:style>
    <style:style style:name="P16" style:family="paragraph" style:parent-style-name="Heading_20_1">
      <style:text-properties officeooo:rsid="002da254" officeooo:paragraph-rsid="002da254"/>
    </style:style>
    <style:style style:name="P17" style:family="paragraph" style:parent-style-name="Heading_20_3">
      <style:text-properties officeooo:paragraph-rsid="003e417f"/>
    </style:style>
    <style:style style:name="P18" style:family="paragraph" style:parent-style-name="Heading_20_3">
      <style:text-properties officeooo:paragraph-rsid="0041b866"/>
    </style:style>
    <style:style style:name="T1" style:family="text">
      <style:text-properties officeooo:rsid="0015e1ec"/>
    </style:style>
    <style:style style:name="T2" style:family="text">
      <style:text-properties officeooo:rsid="00177f8f"/>
    </style:style>
    <style:style style:name="T3" style:family="text">
      <style:text-properties officeooo:rsid="00196e47"/>
    </style:style>
    <style:style style:name="T4" style:family="text">
      <style:text-properties officeooo:rsid="001e4f12"/>
    </style:style>
    <style:style style:name="T5" style:family="text">
      <style:text-properties officeooo:rsid="0020bc4f"/>
    </style:style>
    <style:style style:name="T6" style:family="text">
      <style:text-properties officeooo:rsid="0021b00a"/>
    </style:style>
    <style:style style:name="T7" style:family="text">
      <style:text-properties officeooo:rsid="0021bfbd"/>
    </style:style>
    <style:style style:name="T8" style:family="text">
      <style:text-properties officeooo:rsid="00257212"/>
    </style:style>
    <style:style style:name="T9" style:family="text">
      <style:text-properties officeooo:rsid="0025af75"/>
    </style:style>
    <style:style style:name="T10" style:family="text">
      <style:text-properties officeooo:rsid="002eddfa"/>
    </style:style>
    <style:style style:name="T11" style:family="text">
      <style:text-properties officeooo:rsid="0035c74b"/>
    </style:style>
    <style:style style:name="T12" style:family="text">
      <style:text-properties officeooo:rsid="003de2d1"/>
    </style:style>
    <style:style style:name="T13" style:family="text">
      <style:text-properties officeooo:rsid="0042f2ce"/>
    </style:style>
    <style:style style:name="T14" style:family="text">
      <style:text-properties officeooo:rsid="0042f77a"/>
    </style:style>
    <style:style style:name="T15" style:family="text">
      <style:text-properties officeooo:rsid="004647e0"/>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Pondering e</text:span>rrorhandling </text:p>
      <text:p text:style-name="Text_20_body"/>
      <text:h text:style-name="Heading_20_1" text:outline-level="1"><text:span text:style-name="T9">situation and </text:span>goal</text:h>
      <text:p text:style-name="P2">looking for a simple <text:span text:style-name="T2">m </text:span>consistent way to handle error <text:span text:style-name="T3">and operational </text:span>states</text:p>
      <text:p text:style-name="P1">pilot project will be the tcp class. <text:span text:style-name="T4">Because of its many different operational states and the related state transition management as well as the naturally large number of issues which can arise it requires a sizeable number of error and operational states.</text:span></text:p>
      <text:p text:style-name="P3"><text:span text:style-name="T5">Currently im applying the </text:span>standard approach where the return value indicates an error condition and the call<text:span text:style-name="T6">ing function can first asses if the state was ok by checking if the return value is 0 or a nullptr. If 0 is a valid functional result the error state has to be flagged with a different value, which makes the approach already inconsistent because different functions will have different ok values.</text:span></text:p>
      <text:p text:style-name="P4">An alternative is to use a bool as a success indicator and pass the functional value via reference parameter. Or return the functional value and use a reference parameter as success indicator. In any case if an error state is reached the caller needs to follow up with a error state query to find out details about the error. </text:p>
      <text:p text:style-name="P5">The error state so far is a enum which lists all the possible states and the processing of the state involves a chain of if statements which figure out how critical a certain state is. It would be desirable to implement a <text:span text:style-name="T7">state category which indicates if a state is ok or in error. Latter can distinguish a shutdown condition (client has offiically disconnected) or other error states. Those can be divided into recoverable and non recoverable states. For example if a header message was expected but the received data does not represent a header, then the process is recoverable because server and client can realign on a header message, but it is also unrecoverable, because the current data cannot be used and the next message which is a data message will be of no use.</text:span></text:p>
      <text:p text:style-name="P6">Furthermore currently the tcp functions create the output messages dependent on the debuglevel. It would be desir<text:span text:style-name="T8">a</text:span>ble to create error messages but on a higher level decide where and when to create the output.</text:p>
      <text:p text:style-name="P7">Because <text:s/>the software is supposed to run on a rpi I’m trying not to use exceptions, because of the potential speed penalty in case of an exception call.</text:p>
      <text:p text:style-name="P8">So it would be desirable to implement a simple, lightweight, consistent function interface which:</text:p>
      <text:list xml:id="list8028685590155019697" text:style-name="L1">
        <text:list-item>
          <text:p text:style-name="P13">returns an error state ( state, category, message)</text:p>
        </text:list-item>
        <text:list-item>
          <text:p text:style-name="P13">returns the functional result</text:p>
        </text:list-item>
        <text:list-item>
          <text:p text:style-name="P13">avoids the parameter cluttering of the various options described above</text:p>
        </text:list-item>
        <text:list-item>
          <text:p text:style-name="P13">allows for a quick validation check at the point of returner</text:p>
        </text:list-item>
      </text:list>
      <text:p text:style-name="P9"/>
      <text:h text:style-name="P16" text:outline-level="1"><text:soft-page-break/>Implementation</text:h>
      <text:p text:style-name="P10"><text:a xlink:type="simple" xlink:href="http://cwoodall.com/blog/2016/10/10/cpp-option.html" text:style-name="Internet_20_link" text:visited-style-name="Visited_20_Internet_20_Link"><text:span text:style-name="T10">http://cwoodall.com/blog/2016/10/10/cpp-option.html</text:span></text:a><text:span text:style-name="T10"> shows how to implement a return type which can be tested for a boolean member and provides an unpack function for a data member. Hence the returnvalue if implemented with this data structure can be tested for the boolean result and if there is no error the data component can be unpacked. This allows to reduce the clutter effect because in one if then else the result of the function call can be tested for validity and the 2 branches can be handled in a consistent way (independent of the return value). </text:span></text:p>
      <text:p text:style-name="P10"><text:s/><text:span text:style-name="T11">This reminds of the tuple functionality with the first component carrying the boolean error value and the second component carrying the function result.</text:span></text:p>
      <text:p text:style-name="P11">Both solutions decluter the function parameter list.</text:p>
      <text:p text:style-name="P11"><text:s/></text:p>
      <text:h text:style-name="Heading_20_1" text:outline-level="1">results</text:h>
      <text:h text:style-name="P17" text:outline-level="3">Option impl<text:span text:style-name="T12">e</text:span>mentation</text:h>
      <text:p text:style-name="Text_20_body">The out of the box option implementation works well, it gives a straightforward way to follow up on both the ok and the error situation with a relatively clean interface. The follow up on the error situation is not different to other solutions, it requires <text:span text:style-name="T14">setting the state and then </text:span>unfolding the issue by quer<text:span text:style-name="T15">y</text:span>ing the state etc and following up on with if then else ….</text:p>
      <text:h text:style-name="P18" text:outline-level="3"><text:span text:style-name="T13">expanded option</text:span> impl<text:span text:style-name="T12">e</text:span>mentation</text:h>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6T12:03:03.323761303</meta:creation-date>
    <dc:date>2018-12-16T20:49:17.039206591</dc:date>
    <meta:editing-duration>PT2H3M59S</meta:editing-duration>
    <meta:editing-cycles>46</meta:editing-cycles>
    <meta:generator>LibreOffice/5.1.6.2$Linux_X86_64 LibreOffice_project/10m0$Build-2</meta:generator>
    <meta:document-statistic meta:table-count="0" meta:image-count="0" meta:object-count="0" meta:page-count="2" meta:paragraph-count="23" meta:word-count="639" meta:character-count="3763" meta:non-whitespace-character-count="3149"/>
  </office:meta>
</office:document-meta>
</file>